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HEL6.0+Ganglia+Nagios</text:h>
      <text:p text:style-name="P1">Nagios+fetion 搭建请参考上篇博文http://blog.chinaunix.net/space.<text:a xlink:type="simple" xlink:href="http://biancheng.dnbcw.info/php/">php</text:a>?uid=26118446&amp;do=blog&amp;id=2952984<text:line-break/>这篇文章的环境是基于上篇的环境做的<text:line-break/>系统环境：RHEL6.0 IPTABLES &amp; SELINUX DISABLED<text:line-break/>     ______                  ___<text:line-break/>    <text:span text:style-name="T1">/ ____/___ _____  ____ _/ (_)___ _<text:line-break/>   / / __/ __ `/ __ \/ __ `/ / / __ `/<text:line-break/>  / /_/ / /_/ / / / / /_/ / / / /_/ /<text:line-break/>  \____/\__,_/_/ /_/\__, /_/_/\__,_/<text:line-break/>                   /____/<text:line-break/></text:span><text:line-break/># yum install -y rpm-build<text:line-break/># rpmbuild -tb ganglia-3.2.0.tar.gz <text:line-break/>error: Failed build dependencies:<text:line-break/>    libart_lgpl-devel is needed by ganglia-3.2.0-1.x86_64<text:line-break/>    gcc-c++ is needed by ganglia-3.2.0-1.x86_64<text:line-break/>    <text:a xlink:type="simple" xlink:href="http://biancheng.dnbcw.info/python/">python</text:a>-devel is needed by ganglia-3.2.0-1.x86_64<text:line-break/>    libconfuse-devel is needed by ganglia-3.2.0-1.x86_64<text:line-break/>    pcre-devel is needed by ganglia-3.2.0-1.x86_64<text:line-break/>    autoconf is needed by ganglia-3.2.0-1.x86_64<text:line-break/>    automake is needed by ganglia-3.2.0-1.x86_64<text:line-break/>    subversion is needed by ganglia-3.2.0-1.x86_64<text:line-break/>    libtool is needed by ganglia-3.2.0-1.x86_64<text:line-break/>    expat-devel is needed by ganglia-3.2.0-1.x86_64<text:line-break/>    rrdtool-devel is needed by ganglia-3.2.0-1.x86_64<text:line-break/>    apr-devel &gt; 1 is needed by ganglia-3.2.0-1.x86_64<text:line-break/># rpm -ivh libconfuse-2.6-3.el6.x86_64.rpm  libconfuse-devel-2.6-3.el6.x86_64.rpm<text:line-break/># yum install -y libart_lgpl-devel gcc-c++ <text:a xlink:type="simple" xlink:href="http://biancheng.dnbcw.info/python/">python</text:a>-devel pcre-devel autoconf automake subversion libtool expat-devel rrdtool-devel apr-devel<text:line-break/># rpmbuild -tb ganglia-3.2.0.tar.gz <text:line-break/># cd ~/rpmbuild/RPMS/x86_64/<text:line-break/># ls<text:line-break/>ganglia-devel-3.2.0-1.x86_64.rpm   ganglia-gmetad-python-3.2.0-1.x86_64.rpm  ganglia-gmond-modules-python-3.2.0-1.x86_64.rpm<text:line-break/>ganglia-gmetad-3.2.0-1.x86_64.rpm  ganglia-gmond-3.2.0-1.x86_64.rpm          libganglia-3.2.0-1.x86_64.rpm<text:line-break/>其中ganglia-gmond-3.2.0-1.x86_64.rpm是客户端的安装包，如果需要监控这台主机的话，需要安装这个<text:line-break/>而ganglia-gmetad-3.2.0-1.x86_64.rpm 就是服务端需要安装的包了<text:line-break/>首先我先装一下服务端[192.168.0.55]<text:line-break/># yum -y install rrdtool <text:a xlink:type="simple" xlink:href="http://biancheng.dnbcw.info/php/">php</text:a> php-gd<text:line-break/># rpm -ivh ganglia-gmetad-3.2.0-1.x86_64.rpm libganglia-3.2.0-1.x86_64.rpm <text:line-break/># rpm -ivh ganglia-gmond-3.2.0-1.x86_64.rpm (装这个只是为了监控自己)<text:line-break/># mkdir -p /var/www/html/ganglia<text:line-break/># tar -xf ganglia-3.2.0.tar.gz <text:line-break/># cd ganglia-3.2.0<text:line-break/># cp -a web/* /var/www/html/ganglia/<text:line-break/><text:soft-page-break/># cd /var/www/html/ganglia/<text:line-break/># cp version.php.in version.php<text:line-break/># cp conf.php.in conf.php<text:line-break/># vim /var/www/html/ganglia/conf.php<text:line-break/># Where gmetad stores the rrd archives.<text:line-break/>$gmetad_root = "/var/lib/ganglia";<text:line-break/>$rrds = "$gmetad_root/rrds";<text:line-break/># Where Dwoo (PHP templating engine) store compiled templates<text:line-break/>$dwoo_compiled_dir = "/var/www/html/ganglia/dwoo";<text:line-break/># vim /var/www/html/ganglia/version.php<text:line-break/>$ganglia_version = "3.2.0";<text:line-break/># vim /etc/ganglia/gmetad.conf <text:line-break/>data_source "ykyx00" localhost<text:line-break/># vim /etc/ganglia/gmond.conf <text:line-break/>cluster {<text:line-break/>  name = "ykyx00"<text:line-break/>…………<text:line-break/>}  (这个里边的name 一定要和/etc/ganglia/gmetad.conf 里的data_source 里定义的一样)<text:line-break/># /etc/init.d/gmond start<text:line-break/># /etc/init.d/gmetad start<text:line-break/>到这里，我们的ganglia<text:a xlink:type="simple" xlink:href="http://biancheng.dnbcw.info/win2003/">服务器</text:a>就可以访问拉<text:line-break/>http://192.168.0.55/ganglia<text:line-break/><draw:a xlink:type="simple" xlink:href="http://img.dnbcw.info/20111013/3579240.png" office:target-frame-name="_blank" xlink:show="new"><draw:frame draw:style-name="fr1" draw:name="图形1" text:anchor-type="as-char" svg:width="15.875cm" svg:height="0.998cm" draw:z-index="0"><draw:image xlink:href="http://img.dnbcw.info/20111013/3579240.png" xlink:type="simple" xlink:show="embed" xlink:actuate="onLoad"/></draw:frame></draw:a><text:line-break/><draw:a xlink:type="simple" xlink:href="http://img.dnbcw.info/20111013/3579241.png" office:target-frame-name="_blank" xlink:show="new"><draw:frame draw:style-name="fr1" draw:name="图形2" text:anchor-type="as-char" svg:width="15.875cm" svg:height="0.998cm" draw:z-index="1"><draw:image xlink:href="http://img.dnbcw.info/20111013/3579241.png" xlink:type="simple" xlink:show="embed" xlink:actuate="onLoad"/></draw:frame></draw:a><text:line-break/>客户端：【192.168.0.56】<text:line-break/># rpm -ivh  ganglia-gmond-3.2.0-1.x86_64.rpm<text:line-break/># /etc/init.d/gmond start<text:line-break/>这里我们就已经可以看到新加入的这台机子咯，反应很快哦！<text:line-break/><draw:a xlink:type="simple" xlink:href="http://img.dnbcw.info/20111013/3579242.png" office:target-frame-name="_blank" xlink:show="new"><draw:frame draw:style-name="fr1" draw:name="图形3" text:anchor-type="as-char" svg:width="15.875cm" svg:height="0.998cm" draw:z-index="2"><draw:image xlink:href="http://img.dnbcw.info/20111013/3579242.png" xlink:type="simple" xlink:show="embed" xlink:actuate="onLoad"/></draw:frame></draw:a><text:line-break/>集成Nagios+Ganglia<text:line-break/># cp /mnt/ganglia-3.2.0/contrib/check_ganglia.py /usr/local/nagios/libexec/<text:line-break/># vim /usr/local/nagios/libexec/check_ganglia.py <text:line-break/>if value &gt;= critical:<text:line-break/>    print "CHECKGANGLIA CRITICAL: %s is %.2f" % (metric, value)<text:line-break/>    sys.exit(2)<text:line-break/>  elif value &gt;= warning:<text:line-break/>    print "CHECKGANGLIA WARNING: %s is %.2f" % (metric, value)<text:line-break/>    sys.exit(1)<text:line-break/>  else:<text:line-break/>    print "CHECKGANGLIA OK: %s is %.2f" % (metric, value)<text:line-break/>    sys.exit(0)<text:line-break/>                    <text:line-break/>修改最后几行为以下这样：<text:line-break/> if critical &gt;= value:<text:line-break/>    print "CHECKGANGLIA CRITICAL: %s is %.2f" % (metric, value)<text:line-break/>    sys.exit(2)<text:line-break/>  elif warning &gt;= value:<text:line-break/>    print "CHECKGANGLIA WARNING: %s is %.2f" % (metric, value)<text:line-break/><text:soft-page-break/>    sys.exit(1)<text:line-break/>  else:<text:line-break/>    print "CHECKGANGLIA OK: %s is %.2f" % (metric, value)<text:line-break/>    sys.exit(0)<text:line-break/>配置Nagios：<text:line-break/># vim /usr/local/nagios/etc/objects/commands.cfg <text:line-break/># 'check_ganglia' command definition<text:line-break/>define command{<text:line-break/>        command_name    check_ganglia<text:line-break/>        command_line    $USER1$/check_ganglia.py -h $HOSTNAME$ -m $ARG1$ -w $ARG2$ -c $ARG3$<text:line-break/>        }<text:line-break/># vim /usr/local/nagios/etc/objects/templates.cfg   （在最后加入一下内容）           <text:line-break/>define service{<text:line-break/>        use     generic-service<text:line-break/>        name    ganglia-service<text:line-break/>        hostgroup_name  ganglia-servers<text:line-break/>        service_groups  ganglia-metrics<text:line-break/>}<text:line-break/># vim /usr/local/nagios/etc/objects/hosts.cfg <text:line-break/>define host {<text:line-break/>        use <text:a xlink:type="simple" xlink:href="http://biancheng.dnbcw.info/linux/">linux</text:a>-server<text:line-break/>        host_name       server26.example.com<text:line-break/>        address         192.168.0.55<text:line-break/>}<text:line-break/>define hostgroup {<text:line-break/>        hostgroup_name ganglia-servers <text:line-break/>        alias   nagios server<text:line-break/>        members server26.example.com<text:line-break/>}<text:line-break/># vim /usr/local/nagios/etc/objects/services.cfg <text:line-break/>define servicegroup {<text:line-break/>        servicegroup_name       ganglia-metrics<text:line-break/>        alias           Ganglia Metrics<text:line-break/>}<text:line-break/>define service{<text:line-break/>use ganglia-service<text:line-break/>service_description load_one<text:line-break/>check_command check_ganglia!load_one!4!5<text:line-break/>}<text:line-break/>define service{<text:line-break/>use ganglia-service<text:line-break/>service_description disk_free<text:line-break/>check_command check_ganglia!disk_free!5!3<text:line-break/>}<text:line-break/># /usr/local/nagios/bin/nagios -v /usr/local/nagios/etc/nagios.cfg <text:line-break/># /etc/init.d/nagios reload<text:line-break/>来几张破图给你们看看<text:line-break/><draw:a xlink:type="simple" xlink:href="http://img.dnbcw.info/20111013/3579243.png" office:target-frame-name="_blank" xlink:show="new"><draw:frame draw:style-name="fr1" draw:name="图形4" text:anchor-type="as-char" svg:width="15.875cm" svg:height="0.998cm" draw:z-index="3"><draw:image xlink:href="http://img.dnbcw.info/20111013/3579243.png" xlink:type="simple" xlink:show="embed" xlink:actuate="onLoad"/></draw:frame></draw:a><text:line-break/><text:soft-page-break/><draw:a xlink:type="simple" xlink:href="http://img.dnbcw.info/20111013/3579244.png" office:target-frame-name="_blank" xlink:show="new"><draw:frame draw:style-name="fr1" draw:name="图形5" text:anchor-type="as-char" svg:width="15.875cm" svg:height="0.998cm" draw:z-index="4"><draw:image xlink:href="http://img.dnbcw.info/20111013/3579244.png" xlink:type="simple" xlink:show="embed" xlink:actuate="onLoad"/></draw:frame></draw:a><text:line-break/><draw:a xlink:type="simple" xlink:href="http://img.dnbcw.info/20111013/3579245.png" office:target-frame-name="_blank" xlink:show="new"><draw:frame draw:style-name="fr1" draw:name="图形6" text:anchor-type="as-char" svg:width="1.997cm" svg:height="0.998cm" draw:z-index="5"><draw:image xlink:href="http://img.dnbcw.info/20111013/3579245.png" xlink:type="simple" xlink:show="embed" xlink:actuate="onLoad"/></draw:frame></draw:a><text:line-break/><draw:a xlink:type="simple" xlink:href="http://img.dnbcw.info/20111013/3579246.png" office:target-frame-name="_blank" xlink:show="new"><draw:frame draw:style-name="fr1" draw:name="图形7" text:anchor-type="as-char" svg:width="15.875cm" svg:height="0.998cm" draw:z-index="6"><draw:image xlink:href="http://img.dnbcw.info/20111013/3579246.png" xlink:type="simple" xlink:show="embed" xlink:actuate="onLoad"/></draw:frame></draw:a><text:line-break/><draw:a xlink:type="simple" xlink:href="http://img.dnbcw.info/20111013/3579247.png" office:target-frame-name="_blank" xlink:show="new"><draw:frame draw:style-name="fr1" draw:name="图形8" text:anchor-type="as-char" svg:width="1.997cm" svg:height="0.998cm" draw:z-index="7"><draw:image xlink:href="http://img.dnbcw.info/20111013/3579247.png" xlink:type="simple" xlink:show="embed" xlink:actuate="onLoad"/></draw:frame></draw:a><text:line-break/>自我感觉写的很烂，希望各位帮忙优化！thank you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文泉驿正黑" style:font-size-asian="24pt" style:font-weight-asian="bold" style:font-name-complex="Lohit Devanagar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8-05T16:38:52</meta:creation-date>
    <dc:date>2013-08-05T16:39:53</dc:date>
    <dc:creator>luyuzhe </dc:creator>
    <meta:editing-duration>P0D</meta:editing-duration>
    <meta:editing-cycles>1</meta:editing-cycles>
    <meta:document-statistic meta:table-count="0" meta:image-count="8" meta:object-count="0" meta:page-count="4" meta:paragraph-count="2" meta:word-count="681" meta:character-count="4948" meta:non-whitespace-character-count="4085"/>
    <meta:generator>LibreOffice/4.0.4.2$Linux_x86 LibreOffice_project/9e9821abd0ffdbc09cd8c52eaa574fa09eb08f2</meta:generator>
  </office:meta>
</office:document-meta>
</file>